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3" style:family="paragraph" style:parent-style-name="Standard">
      <style:text-properties fo:color="#4472c4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4a3c7f" officeooo:paragraph-rsid="004a3c7f"/>
    </style:style>
    <style:style style:name="P6" style:family="paragraph" style:parent-style-name="Standard">
      <style:paragraph-properties fo:text-align="justify" style:justify-single-word="false"/>
      <style:text-properties officeooo:rsid="004b7c4e" officeooo:paragraph-rsid="004b7c4e"/>
    </style:style>
    <style:style style:name="P7" style:family="paragraph" style:parent-style-name="Standard">
      <style:text-properties fo:color="#2a6099" style:font-name="Courier New" officeooo:rsid="004a3c7f" officeooo:paragraph-rsid="004a3c7f"/>
    </style:style>
    <style:style style:name="P8" style:family="paragraph" style:parent-style-name="Standard">
      <style:paragraph-properties fo:text-align="justify" style:justify-single-word="false"/>
      <style:text-properties fo:color="#00a933" style:font-name="Calibri1" officeooo:rsid="004a3c7f" officeooo:paragraph-rsid="004d0a80"/>
    </style:style>
    <style:style style:name="P9" style:family="paragraph" style:parent-style-name="Standard">
      <style:paragraph-properties fo:text-align="justify" style:justify-single-word="false"/>
      <style:text-properties fo:color="#00a933" style:font-name="Calibri1" officeooo:rsid="004a3c7f" officeooo:paragraph-rsid="004b7c4e"/>
    </style:style>
    <style:style style:name="P10" style:family="paragraph" style:parent-style-name="Standard">
      <style:text-properties fo:color="#5983b0" fo:font-size="14pt" officeooo:rsid="004d0a80" officeooo:paragraph-rsid="004d0a80" style:font-size-asian="14pt" style:font-size-complex="14pt"/>
    </style:style>
    <style:style style:name="P11" style:family="paragraph" style:parent-style-name="Standard">
      <style:text-properties fo:color="#5983b0" fo:font-size="14pt" officeooo:rsid="004d0a80" officeooo:paragraph-rsid="004d56c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4a3c7f"/>
    </style:style>
    <style:style style:name="P13" style:family="paragraph" style:parent-style-name="Standard">
      <style:paragraph-properties fo:text-align="justify" style:justify-single-word="false"/>
      <style:text-properties officeooo:paragraph-rsid="004914eb"/>
    </style:style>
    <style:style style:name="P14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2"/>
    </style:style>
    <style:style style:name="P15" style:family="paragraph" style:parent-style-name="Standard">
      <style:paragraph-properties fo:margin-top="0cm" fo:margin-bottom="0cm" loext:contextual-spacing="false"/>
      <style:text-properties fo:color="#0070c0" fo:font-size="14pt" fo:language="en" fo:country="GB" fo:font-weight="normal" officeooo:rsid="0009a28a" officeooo:paragraph-rsid="0045690e" style:font-size-asian="14pt" style:font-weight-asian="normal" style:font-name-complex="Calibri2" style:font-size-complex="14pt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17" style:family="paragraph" style:parent-style-name="Standard">
      <style:text-properties fo:color="#4472c4" fo:font-size="18pt" fo:language="en" fo:country="GB" style:font-size-asian="18pt" style:font-name-complex="Calibri2" style:font-size-complex="18pt"/>
    </style:style>
    <style:style style:name="P18" style:family="paragraph" style:parent-style-name="Standard">
      <style:text-properties fo:language="sk" fo:country="SK" officeooo:rsid="004914eb" officeooo:paragraph-rsid="004914eb" style:font-name-complex="Calibri2"/>
    </style:style>
    <style:style style:name="P19" style:family="paragraph" style:parent-style-name="Standard">
      <style:text-properties fo:language="sk" fo:country="SK" fo:font-weight="normal" officeooo:rsid="004d56c5" officeooo:paragraph-rsid="004914eb" style:font-weight-asian="normal" style:font-name-complex="Calibri2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sk" fo:country="SK" fo:font-weight="normal" officeooo:rsid="004a3c7f" officeooo:paragraph-rsid="004a3c7f" style:font-weight-asian="normal" style:font-name-complex="Calibri2" style:font-weight-complex="normal"/>
    </style:style>
    <style:style style:name="P21" style:family="paragraph" style:parent-style-name="Standard">
      <style:text-properties fo:color="#2a6099" style:font-name="Courier New" fo:language="sk" fo:country="SK" fo:font-weight="normal" officeooo:rsid="004a3c7f" officeooo:paragraph-rsid="004a3c7f" style:font-weight-asian="normal" style:font-name-complex="Calibri2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2a6099" style:font-name="Courier New" fo:language="sk" fo:country="SK" fo:font-weight="normal" officeooo:rsid="0050a7ea" officeooo:paragraph-rsid="0050a7ea" style:font-weight-asian="normal" style:font-name-complex="Calibri2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style:font-name="Courier New" fo:language="sk" fo:country="SK" fo:font-weight="normal" officeooo:rsid="0050a7ea" officeooo:paragraph-rsid="0050a7ea" style:font-weight-asian="normal" style:font-name-complex="Calibri2" style:font-weight-complex="normal"/>
    </style:style>
    <style:style style:name="P24" style:family="paragraph" style:parent-style-name="Standard">
      <style:text-properties fo:language="en" fo:country="GB" fo:font-weight="normal" officeooo:rsid="004a3c7f" officeooo:paragraph-rsid="004914eb" style:font-weight-asian="normal" style:font-name-complex="Calibri2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language="sk" fo:country="SK" fo:font-weight="normal" officeooo:rsid="004d5d24" officeooo:paragraph-rsid="004d5d24" style:font-weight-asian="normal" style:font-name-complex="Calibri2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fo:language="sk" fo:country="SK" fo:font-weight="normal" officeooo:rsid="004ec27c" officeooo:paragraph-rsid="004ec27c" style:font-weight-asian="normal" style:font-name-complex="Calibri2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language="sk" fo:country="SK" fo:font-weight="normal" officeooo:rsid="0050a7ea" officeooo:paragraph-rsid="0050a7ea" style:font-weight-asian="normal" style:font-name-complex="Calibri2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666666" fo:language="sk" fo:country="SK" fo:font-weight="normal" officeooo:rsid="004ec27c" officeooo:paragraph-rsid="004ec27c" style:font-weight-asian="normal" style:font-name-complex="Calibri2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666666" fo:language="sk" fo:country="SK" fo:font-weight="normal" officeooo:rsid="004ec27c" officeooo:paragraph-rsid="004ec27c" style:font-weight-asian="normal" style:font-name-complex="Calibri2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666666" fo:font-style="italic" officeooo:rsid="004b7c4e" officeooo:paragraph-rsid="004d56c5" style:font-style-asian="italic" style:font-style-complex="italic"/>
    </style:style>
    <style:style style:name="P31" style:family="paragraph" style:parent-style-name="Standard">
      <style:text-properties fo:color="#5983b0" fo:font-size="14pt" officeooo:rsid="004d0a80" officeooo:paragraph-rsid="004d0a80" style:font-size-asian="14pt" style:font-size-complex="14pt"/>
    </style:style>
    <style:style style:name="P32" style:family="paragraph" style:parent-style-name="Standard">
      <style:text-properties fo:color="#5983b0" fo:font-size="14pt" officeooo:rsid="004d0a80" officeooo:paragraph-rsid="004d56c5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color="#5983b0" fo:font-size="12pt" fo:language="sk" fo:country="SK" fo:font-weight="normal" officeooo:rsid="004d0a80" officeooo:paragraph-rsid="0050a7ea" style:font-size-asian="12pt" style:font-weight-asian="normal" style:font-name-complex="Calibri2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5983b0" fo:language="sk" fo:country="SK" officeooo:paragraph-rsid="0050a7ea" style:font-name-complex="Calibri2"/>
    </style:style>
    <style:style style:name="P35" style:family="paragraph" style:parent-style-name="Standard">
      <style:paragraph-properties fo:text-align="justify" style:justify-single-word="false"/>
      <style:text-properties officeooo:rsid="004b7c4e" officeooo:paragraph-rsid="004b7c4e"/>
    </style:style>
    <style:style style:name="P36" style:family="paragraph" style:parent-style-name="Standard">
      <style:paragraph-properties fo:text-align="justify" style:justify-single-word="false"/>
      <style:text-properties fo:color="#00a933" style:font-name="Calibri1" officeooo:rsid="004a3c7f" officeooo:paragraph-rsid="0050a7ea"/>
    </style:style>
    <style:style style:name="P37" style:family="paragraph" style:parent-style-name="Standard">
      <style:text-properties officeooo:rsid="004a3c7f" officeooo:paragraph-rsid="004a3c7f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fo:color="#00a933" style:font-name="Calibri1" fo:language="en" fo:country="GB" officeooo:rsid="004a3c7f" officeooo:paragraph-rsid="0050a7ea" style:font-name-complex="Calibri2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fo:color="#00a933" style:font-name="Calibri1" fo:language="en" fo:country="GB" officeooo:rsid="004a3c7f" officeooo:paragraph-rsid="0051b8bb" style:font-name-complex="Calibri2"/>
    </style:style>
    <style:style style:name="P40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2"/>
    </style:style>
    <style:style style:name="P41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50a7ea" style:font-name-complex="Calibri2"/>
    </style:style>
    <style:style style:name="P42" style:family="paragraph">
      <loext:graphic-properties draw:fill="solid" draw:fill-color="#e8a202"/>
      <style:paragraph-properties fo:text-align="start"/>
      <style:text-properties fo:font-size="18pt"/>
    </style:style>
    <style:style style:name="P43" style:family="paragraph">
      <style:paragraph-properties fo:text-align="start"/>
    </style:style>
    <style:style style:name="T1" style:family="text">
      <style:text-properties officeooo:rsid="004d56c5"/>
    </style:style>
    <style:style style:name="T2" style:family="text">
      <style:text-properties officeooo:rsid="002de6d4"/>
    </style:style>
    <style:style style:name="T3" style:family="text">
      <style:text-properties fo:color="#000000"/>
    </style:style>
    <style:style style:name="T4" style:family="text">
      <style:text-properties fo:color="#4472c4" fo:font-size="28pt" officeooo:rsid="002de6d4" style:font-size-asian="28pt" style:font-size-complex="28pt"/>
    </style:style>
    <style:style style:name="T5" style:family="text">
      <style:text-properties fo:color="#4472c4" fo:font-size="24pt" style:font-size-asian="24pt" style:font-size-complex="24pt"/>
    </style:style>
    <style:style style:name="T6" style:family="text">
      <style:text-properties fo:color="#4472c4" fo:font-size="24pt" officeooo:rsid="004914eb" style:font-size-asian="24pt" style:font-size-complex="24pt"/>
    </style:style>
    <style:style style:name="T7" style:family="text">
      <style:text-properties fo:color="#4472c4" fo:font-size="24pt" officeooo:rsid="004d56c5" style:font-size-asian="24pt" style:font-size-complex="24pt"/>
    </style:style>
    <style:style style:name="T8" style:family="text">
      <style:text-properties fo:color="#4472c4" fo:font-size="18pt" style:font-size-asian="18pt" style:font-size-complex="18pt"/>
    </style:style>
    <style:style style:name="T9" style:family="text">
      <style:text-properties fo:color="#4472c4" fo:font-size="18pt" officeooo:rsid="002186af" style:font-size-asian="18pt" style:font-size-complex="18pt"/>
    </style:style>
    <style:style style:name="T10" style:family="text">
      <style:text-properties fo:color="#4472c4" fo:font-size="18pt" officeooo:rsid="0040d20c" style:font-size-asian="18pt" style:font-size-complex="18pt"/>
    </style:style>
    <style:style style:name="T11" style:family="text">
      <style:text-properties fo:color="#4472c4" fo:font-size="18pt" officeooo:rsid="004914eb" style:font-size-asian="18pt" style:font-size-complex="18pt"/>
    </style:style>
    <style:style style:name="T12" style:family="text">
      <style:text-properties fo:language="en" fo:country="GB" officeooo:rsid="0051b8bb"/>
    </style:style>
    <style:style style:name="T13" style:family="text">
      <style:text-properties fo:language="en" fo:country="GB" officeooo:rsid="004d56c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sk" fo:country="SK" officeooo:rsid="004914eb" style:font-name-complex="Calibri2"/>
    </style:style>
    <style:style style:name="T16" style:family="text">
      <style:text-properties fo:language="sk" fo:country="SK" officeooo:rsid="004a3c7f" style:font-name-complex="Calibri2"/>
    </style:style>
    <style:style style:name="T17" style:family="text">
      <style:text-properties fo:language="sk" fo:country="SK" officeooo:rsid="004d56c5" style:font-name-complex="Calibri2"/>
    </style:style>
    <style:style style:name="T18" style:family="text">
      <style:text-properties fo:language="sk" fo:country="SK" fo:font-weight="bold" style:font-weight-asian="bold" style:font-name-complex="Calibri2" style:font-weight-complex="bold"/>
    </style:style>
    <style:style style:name="T19" style:family="text">
      <style:text-properties fo:language="sk" fo:country="SK" fo:font-weight="bold" officeooo:rsid="004914eb" style:font-weight-asian="bold" style:font-name-complex="Calibri2" style:font-weight-complex="bold"/>
    </style:style>
    <style:style style:name="T20" style:family="text">
      <style:text-properties fo:language="sk" fo:country="SK" fo:font-weight="bold" officeooo:rsid="004a3c7f" style:font-weight-asian="bold" style:font-name-complex="Calibri2" style:font-weight-complex="bold"/>
    </style:style>
    <style:style style:name="T21" style:family="text">
      <style:text-properties fo:language="sk" fo:country="SK" fo:font-weight="bold" officeooo:rsid="004b7c4e" style:font-weight-asian="bold" style:font-name-complex="Calibri2" style:font-weight-complex="bold"/>
    </style:style>
    <style:style style:name="T22" style:family="text">
      <style:text-properties fo:language="sk" fo:country="SK" fo:font-weight="bold" officeooo:rsid="004b7c4e" style:font-weight-asian="bold" style:font-weight-complex="bold"/>
    </style:style>
    <style:style style:name="T23" style:family="text">
      <style:text-properties fo:language="sk" fo:country="SK" fo:font-weight="normal" style:font-weight-asian="normal" style:font-name-complex="Calibri2" style:font-weight-complex="normal"/>
    </style:style>
    <style:style style:name="T24" style:family="text">
      <style:text-properties fo:language="sk" fo:country="SK" fo:font-weight="normal" officeooo:rsid="004a3c7f" style:font-weight-asian="normal" style:font-name-complex="Calibri2" style:font-weight-complex="normal"/>
    </style:style>
    <style:style style:name="T25" style:family="text">
      <style:text-properties fo:language="sk" fo:country="SK" fo:font-weight="normal" officeooo:rsid="004b7c4e" style:font-weight-asian="normal" style:font-name-complex="Calibri2" style:font-weight-complex="normal"/>
    </style:style>
    <style:style style:name="T26" style:family="text">
      <style:text-properties fo:language="sk" fo:country="SK" fo:font-weight="normal" officeooo:rsid="004d56c5" style:font-weight-asian="normal" style:font-name-complex="Calibri2" style:font-weight-complex="normal"/>
    </style:style>
    <style:style style:name="T27" style:family="text">
      <style:text-properties fo:language="sk" fo:country="SK" fo:font-weight="normal" officeooo:rsid="004b7c4e" style:font-weight-asian="normal" style:font-weight-complex="normal"/>
    </style:style>
    <style:style style:name="T28" style:family="text">
      <style:text-properties fo:language="sk" fo:country="SK" officeooo:rsid="004d56c5"/>
    </style:style>
    <style:style style:name="T29" style:family="text">
      <style:text-properties officeooo:rsid="004b7c4e"/>
    </style:style>
    <style:style style:name="T30" style:family="text">
      <style:text-properties fo:color="#00a933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sk" fo:country="SK" fo:font-weight="normal" style:font-weight-asian="normal" style:font-name-complex="Calibri2" style:font-weight-complex="normal"/>
    </style:style>
    <style:style style:name="T33" style:family="text">
      <style:text-properties style:use-window-font-color="true" fo:language="sk" fo:country="SK" fo:font-weight="normal" officeooo:rsid="004b7c4e" style:font-weight-asian="normal" style:font-name-complex="Calibri2" style:font-weight-complex="normal"/>
    </style:style>
    <style:style style:name="T34" style:family="text">
      <style:text-properties style:use-window-font-color="true" fo:language="sk" fo:country="SK" fo:font-weight="normal" officeooo:rsid="004d0a80" style:font-weight-asian="normal" style:font-name-complex="Calibri2" style:font-weight-complex="normal"/>
    </style:style>
    <style:style style:name="T35" style:family="text">
      <style:text-properties style:use-window-font-color="true" fo:language="sk" fo:country="SK" fo:font-weight="normal" officeooo:rsid="0050a7ea" style:font-weight-asian="normal" style:font-name-complex="Calibri2" style:font-weight-complex="normal"/>
    </style:style>
    <style:style style:name="T36" style:family="text">
      <style:text-properties style:use-window-font-color="true" fo:language="sk" fo:country="SK" fo:font-weight="normal" officeooo:rsid="0051b8bb" style:font-weight-asian="normal" style:font-name-complex="Calibri2" style:font-weight-complex="normal"/>
    </style:style>
    <style:style style:name="T37" style:family="text">
      <style:text-properties style:use-window-font-color="true" fo:language="sk" fo:country="SK" fo:font-weight="normal" officeooo:rsid="004b7c4e" style:font-weight-asian="normal" style:font-weight-complex="normal"/>
    </style:style>
    <style:style style:name="T38" style:family="text">
      <style:text-properties style:use-window-font-color="true" fo:language="sk" fo:country="SK" fo:font-weight="normal" officeooo:rsid="004d0a80" style:font-weight-asian="normal" style:font-weight-complex="normal"/>
    </style:style>
    <style:style style:name="T39" style:family="text">
      <style:text-properties style:use-window-font-color="true" fo:language="sk" fo:country="SK" fo:font-weight="normal" officeooo:rsid="0050a7ea" style:font-weight-asian="normal" style:font-weight-complex="normal"/>
    </style:style>
    <style:style style:name="T40" style:family="text">
      <style:text-properties style:use-window-font-color="true" fo:language="sk" fo:country="SK" fo:font-weight="normal" officeooo:rsid="0051b8bb" style:font-weight-asian="normal" style:font-weight-complex="normal"/>
    </style:style>
    <style:style style:name="T41" style:family="text">
      <style:text-properties style:use-window-font-color="true" fo:language="sk" fo:country="SK" fo:font-weight="bold" officeooo:rsid="004b7c4e" style:font-weight-asian="bold" style:font-name-complex="Calibri2" style:font-weight-complex="bold"/>
    </style:style>
    <style:style style:name="T42" style:family="text">
      <style:text-properties style:use-window-font-color="true" fo:language="sk" fo:country="SK" fo:font-weight="bold" officeooo:rsid="004d0a80" style:font-weight-asian="bold" style:font-name-complex="Calibri2" style:font-weight-complex="bold"/>
    </style:style>
    <style:style style:name="T43" style:family="text">
      <style:text-properties style:use-window-font-color="true" fo:language="sk" fo:country="SK" fo:font-weight="bold" officeooo:rsid="004b7c4e" style:font-weight-asian="bold" style:font-weight-complex="bold"/>
    </style:style>
    <style:style style:name="T44" style:family="text">
      <style:text-properties style:use-window-font-color="true" fo:language="sk" fo:country="SK" fo:font-weight="bold" officeooo:rsid="004d0a80" style:font-weight-asian="bold" style:font-weight-complex="bold"/>
    </style:style>
    <style:style style:name="T45" style:family="text">
      <style:text-properties style:use-window-font-color="true" fo:language="sk" fo:country="SK" fo:font-weight="bold" officeooo:rsid="0050a7ea" style:font-weight-asian="bold" style:font-weight-complex="bold"/>
    </style:style>
    <style:style style:name="T46" style:family="text">
      <style:text-properties style:use-window-font-color="true" fo:language="sk" fo:country="SK" fo:font-weight="bold" officeooo:rsid="0051b8bb" style:font-weight-asian="bold" style:font-weight-complex="bold"/>
    </style:style>
    <style:style style:name="T47" style:family="text">
      <style:text-properties style:use-window-font-color="true" fo:language="sk" fo:country="SK" officeooo:rsid="004d56c5"/>
    </style:style>
    <style:style style:name="T48" style:family="text">
      <style:text-properties style:use-window-font-color="true" fo:language="en" fo:country="GB"/>
    </style:style>
    <style:style style:name="T49" style:family="text">
      <style:text-properties style:use-window-font-color="true" fo:language="en" fo:country="GB" fo:font-weight="normal" officeooo:rsid="004b7c4e" style:font-weight-asian="normal" style:font-name-complex="Calibri2" style:font-weight-complex="normal"/>
    </style:style>
    <style:style style:name="T50" style:family="text">
      <style:text-properties style:use-window-font-color="true" fo:language="en" fo:country="GB" fo:font-weight="normal" officeooo:rsid="004d0a80" style:font-weight-asian="normal" style:font-name-complex="Calibri2" style:font-weight-complex="normal"/>
    </style:style>
    <style:style style:name="T51" style:family="text">
      <style:text-properties style:use-window-font-color="true" fo:language="en" fo:country="GB" fo:font-weight="normal" officeooo:rsid="0050a7ea" style:font-weight-asian="normal" style:font-name-complex="Calibri2" style:font-weight-complex="normal"/>
    </style:style>
    <style:style style:name="T52" style:family="text">
      <style:text-properties style:use-window-font-color="true" fo:language="en" fo:country="GB" fo:font-weight="bold" officeooo:rsid="004b7c4e" style:font-weight-asian="bold" style:font-name-complex="Calibri2" style:font-weight-complex="bold"/>
    </style:style>
    <style:style style:name="T53" style:family="text">
      <style:text-properties style:use-window-font-color="true" fo:language="en" fo:country="GB" fo:font-weight="bold" officeooo:rsid="004d0a80" style:font-weight-asian="bold" style:font-name-complex="Calibri2" style:font-weight-complex="bold"/>
    </style:style>
    <style:style style:name="T54" style:family="text">
      <style:text-properties style:use-window-font-color="true" fo:language="en" fo:country="GB" officeooo:rsid="004d56c5"/>
    </style:style>
    <style:style style:name="T55" style:family="text">
      <style:text-properties style:use-window-font-color="true" fo:font-weight="bold" officeooo:rsid="004d0a80" style:font-weight-asian="bold" style:font-weight-complex="bold"/>
    </style:style>
    <style:style style:name="T56" style:family="text">
      <style:text-properties style:use-window-font-color="true" fo:font-weight="normal" officeooo:rsid="004b7c4e" style:font-weight-asian="normal" style:font-weight-complex="normal"/>
    </style:style>
    <style:style style:name="T57" style:family="text">
      <style:text-properties style:use-window-font-color="true" fo:font-weight="normal" officeooo:rsid="004d0a80" style:font-weight-asian="normal" style:font-weight-complex="normal"/>
    </style:style>
    <style:style style:name="T58" style:family="text">
      <style:text-properties style:use-window-font-color="true" fo:font-weight="normal" officeooo:rsid="0051b8bb" style:font-weight-asian="normal" style:font-weight-complex="normal"/>
    </style:style>
    <style:style style:name="T59" style:family="text">
      <style:text-properties style:use-window-font-color="true" officeooo:rsid="0051b8bb"/>
    </style:style>
    <style:style style:name="T60" style:family="text">
      <style:text-properties officeooo:rsid="004ec27c"/>
    </style:style>
    <style:style style:name="T61" style:family="text">
      <style:text-properties officeooo:rsid="0050a7ea"/>
    </style:style>
    <style:style style:name="T62" style:family="text">
      <style:text-properties officeooo:rsid="004a3c7f"/>
    </style:style>
    <style:style style:name="T63" style:family="text">
      <style:text-properties fo:color="#5983b0" fo:font-size="18pt" style:font-size-asian="18pt" style:font-size-complex="18pt"/>
    </style:style>
    <style:style style:name="T64" style:family="text">
      <style:text-properties fo:color="#2a6099" style:font-name="Courier New" fo:language="sk" fo:country="SK" fo:font-weight="normal" style:font-weight-asian="normal" style:font-name-complex="Calibri2" style:font-weight-complex="normal"/>
    </style:style>
    <style:style style:name="T65" style:family="text">
      <style:text-properties fo:font-size="12pt" fo:font-weight="normal" officeooo:rsid="0050a7ea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4d0a80" style:font-size-asian="12pt" style:font-weight-asian="normal" style:font-size-complex="12pt" style:font-weight-complex="normal"/>
    </style:style>
    <style:style style:name="T67" style:family="text">
      <style:text-properties fo:font-size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><text:span text:style-name="T4">osTicket</text:span><text:span text:style-name="T5"><text:line-break/></text:span><text:span text:style-name="T6">generovanie </text:span><text:span text:style-name="T7">obsahu</text:span><text:span text:style-name="T6"> z osTicket </text:span><text:span text:style-name="T7">aplikácie</text:span><text:span text:style-name="T6"> cez vlastné API rozhranie pomocou pripravenej triedy x_api</text:span></text:p>
      <text:p text:style-name="P2"/>
      <text:p text:style-name="P4"><text:span text:style-name="T8">ver. </text:span><text:span text:style-name="T10">1</text:span><text:span text:style-name="T8">.</text:span><text:span text:style-name="T11">1</text:span><text:span text:style-name="T8">.</text:span><text:span text:style-name="T9">0</text:span></text:p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<text:soft-page-break/><text:span text:style-name="T63">Popis</text:span></text:p>
      <text:p text:style-name="P18"/>
      <text:p text:style-name="P18"/>
      <text:p text:style-name="P13"><text:span text:style-name="T15">Na generovanie </text:span><text:span text:style-name="T17">obsahu</text:span><text:span text:style-name="T15"> z osTicket aplikácie používame vlastné API rozhranie. Toto API rozhranie je popísané v dokumente </text:span><text:span text:style-name="T19">api_rozrhanie_os_ticket_x_x_x.pdf</text:span><text:span text:style-name="T15">. </text:span><text:span text:style-name="T16">Pre uľahčenie práce s API rozhraním je naprogramovaná trieda </text:span><text:span text:style-name="T20">x_api. </text:span><text:span text:style-name="T24">Tento dokument popisuje použitie tejto triedy. </text:span><text:span text:style-name="T26">API rozhranie umožňuje generovať formuláre a FAQ položky.</text:span></text:p>
      <text:p text:style-name="P19"/>
      <text:p text:style-name="P19"/>
      <text:p text:style-name="P10"><text:span text:style-name="T24">G</text:span><text:span text:style-name="T23">enrovanie osTicket formulárov</text:span></text:p>
      <text:p text:style-name="P10"><text:span text:style-name="T23"/></text:p>
      <text:p text:style-name="P20">Na to aby sme mohli formulár vygenerovať potrebujeme poznať ID hodnotu Help topic-u z osTicket aplikácie ktorého formulár chceme generovať.</text:p>
      <text:p text:style-name="P20">Na stránke kde chceme formulár generovať musíme includnúť dva súbory:</text:p>
      <text:p text:style-name="P5"><text:span text:style-name="T23">- </text:span><text:span text:style-name="T18">api-conf.php –</text:span><text:span text:style-name="T23"> konfiguračný súbor (popis jednotlivých konfiguračných hodnôt sa nachádza v súbore v komentároch)</text:span></text:p>
      <text:p text:style-name="P5"><text:span text:style-name="T23">- </text:span><text:span text:style-name="T18">x_api.php</text:span><text:span text:style-name="T23"> – trieda x_api zabezpečujúca pripojenie a komunikáciu s API rozhraním</text:span></text:p>
      <text:p text:style-name="P12"><text:span text:style-name="T24">Trieda x_api umožňuje zadefinovať vlastný template pre formulár. Aktuálne je/sú dostupné nasledovné template</text:span><text:span text:style-name="T25">s</text:span><text:span text:style-name="T24">:</text:span></text:p>
      <text:p text:style-name="P12"><text:span text:style-name="T30">- FRM_BOOTSTRAP_4 </text:span>– <text:span text:style-name="T29">template postavený na bootstrap 4.x frameworku. V prípade, že stránka na ktorej sa formulár generuje nie je potrebné inicializovať žiadne súbory či knižnice.</text:span></text:p>
      <text:p text:style-name="P30">- … <text:span text:style-name="T13">(ostatn</text:span><text:span text:style-name="T28">é templates budú pribúdať postupne podľa potreby</text:span><text:span text:style-name="T13">)</text:span></text:p>
      <text:p text:style-name="P6"/>
      <text:p text:style-name="P6">Generovanie formulára prebieha nasledovne:</text:p>
      <text:p text:style-name="P37"><text:span text:style-name="T64">require_once("private/api-conf.php");</text:span></text:p>
      <text:p text:style-name="P21">require_once("class/x_api.php");</text:p>
      <text:p text:style-name="P7"><text:span text:style-name="T23">$api = new </text:span><text:span text:style-name="T18">x_api</text:span><text:span text:style-name="T23">(X_API_S_KEY, X_API_APP_ID, X_API_URL);</text:span></text:p>
      <text:p text:style-name="P21">$topic_data = $api-&gt;getOSTData($id);</text:p>
      <text:p text:style-name="P21">$form = $api-&gt;generateForm($topic_data, FRM_BOOTSTRAP_4, X_API_R_URL);</text:p>
      <text:p text:style-name="P21">echo $form;</text:p>
      <text:p text:style-name="P24"/>
      <text:p text:style-name="P9"><text:span text:style-name="T23">x_api</text:span><text:span text:style-name="T18">::getOSTData</text:span><text:span text:style-name="T23">($id) <text:s/></text:span><text:span text:style-name="T32">- </text:span><text:span text:style-name="T33">parameter </text:span><text:span text:style-name="T52">$id</text:span><text:span text:style-name="T49"> je ID hodnota Help topic-u definovan</text:span><text:span text:style-name="T33">ého v osTicket aplikácie, ktorého formulár chceme generovať. </text:span></text:p>
      <text:p text:style-name="P8"><text:soft-page-break/><text:span text:style-name="T25">x_api</text:span><text:span text:style-name="T21">::generateForm</text:span><text:span text:style-name="T25">($topic_data, FRM_BOOTSTRAP_4, X_API_R_URL)</text:span><text:span text:style-name="T33"> - </text:span><text:span text:style-name="T52">$topic_data</text:span><text:span text:style-name="T49"> premenn</text:span><text:span text:style-name="T33">á je </text:span><text:span text:style-name="T34">jSON objekt</text:span><text:span text:style-name="T33"> </text:span><text:span text:style-name="T34">vyžiadaného formulára, <text:s/></text:span><text:span text:style-name="T41">FRM_BOOTSTRAP_4 –</text:span><text:span text:style-name="T33"> </text:span><text:span text:style-name="T34">je hodnota reprezentujúca template v ktorom chceme formulár vygenerovať, <text:s/></text:span><text:span text:style-name="T42">X_API_R_URL –</text:span><text:span text:style-name="T34"> je návratová url adresa kam je po odoslaní formulára presmerovaný návštevník stránky. </text:span><text:span text:style-name="T42">GenerateForm</text:span><text:span text:style-name="T53">() </text:span><text:span text:style-name="T50">vracia html k</text:span><text:span text:style-name="T34">ód formulára. Súčasťou formulára je dynamicky generovaný javascript kód zabezpečujúci validáciu vstupu na základe parametrov definovaných pre jednotlivé vstupné polia v osTicket aplikácii.</text:span></text:p>
      <text:p text:style-name="P24"/>
      <text:p text:style-name="P24"/>
      <text:p text:style-name="P11"><text:span text:style-name="T24">G</text:span><text:span text:style-name="T23">enrovanie </text:span><text:span text:style-name="T26">FAQ položiek z</text:span><text:span text:style-name="T23"> osTicket </text:span><text:span text:style-name="T26">aplikácie</text:span></text:p>
      <text:p text:style-name="P11"><text:span text:style-name="T26"/></text:p>
      <text:p text:style-name="P25">FAQ položky môžeme <text:span text:style-name="T60">generovať pomocou API a pomocnej triedy x_api troma spôsobmi:</text:span></text:p>
      <text:list xml:id="list3298275213" text:style-name="L1">
        <text:list-item>
          <text:p text:style-name="P26">generovanie konkrétnej FAQ položky</text:p>
        </text:list-item>
        <text:list-item>
          <text:p text:style-name="P26">generovanie všetkých aktivovaných FAQ položiek spolu s kategóriami</text:p>
        </text:list-item>
        <text:list-item>
          <text:p text:style-name="P28">generovanie všetkých aktivovaných FAQ položiek priradených ku konkrétnemu Help topicu <text:span text:style-name="T61">(pripravujeme…)</text:span></text:p>
        </text:list-item>
      </text:list>
      <text:p text:style-name="P29"/>
      <text:p text:style-name="P33"><text:span text:style-name="T62">G</text:span>enrovanie <text:span text:style-name="T61">konkrétnej FAQ položky</text:span></text:p>
      <text:p text:style-name="P33"/>
      <text:p text:style-name="P27">Na tento účel používame funkciu <text:span text:style-name="T30">x_api::getOSTFaqData($faq_id) </text:span><text:span text:style-name="T31">ktorej ako parameter (</text:span><text:span text:style-name="T48">$faq_id</text:span><text:span text:style-name="T31">) </text:span><text:span text:style-name="T48">pred</text:span><text:span text:style-name="T31">ávame ID konkrétnej FAQ položky.</text:span></text:p>
      <text:p text:style-name="P27"><text:span text:style-name="T31"/></text:p>
      <text:p text:style-name="P27"><text:span text:style-name="T31">Príklad:</text:span></text:p>
      <text:p text:style-name="P22">require_once("private/api-conf.php");</text:p>
      <text:p text:style-name="P22">require_once("class/x_api.php");</text:p>
      <text:p text:style-name="P22">$api = new <text:span text:style-name="T14">x_api(</text:span>X_API_S_KEY, X_API_APP_ID, X_API_URL);</text:p>
      <text:p text:style-name="P22">$faq_data = $api-&gt;getOSTFaqData($id);</text:p>
      <text:p text:style-name="P22">$faq = $api-&gt;generateFaq($faq_data, FRM_BOOTSTRAP_4);</text:p>
      <text:p text:style-name="P22">echo $faq;</text:p>
      <text:p text:style-name="P14"/>
      <text:p text:style-name="P36"><text:span text:style-name="T23">x_api</text:span><text:span text:style-name="T18">::getOSTFaqData</text:span><text:span text:style-name="T23">($id) <text:s/></text:span><text:span text:style-name="T32">- </text:span><text:span text:style-name="T33">parameter </text:span><text:span text:style-name="T52">$id</text:span><text:span text:style-name="T49"> je ID hodnota </text:span><text:span text:style-name="T35">FAQ položky</text:span><text:span text:style-name="T49"> definovan</text:span><text:span text:style-name="T51">e</text:span><text:span text:style-name="T35">j</text:span><text:span text:style-name="T33"> v osTicket aplikáci</text:span><text:span text:style-name="T35">i</text:span><text:span text:style-name="T33">, ktor</text:span><text:span text:style-name="T35">ej dáta chceme </text:span><text:span text:style-name="T33">generovať. </text:span></text:p>
      <text:p text:style-name="P38"><text:span text:style-name="T27">x_api</text:span><text:span text:style-name="T22">::generateFaq</text:span><text:span text:style-name="T27">($faq_data, FRM_BOOTSTRAP_4)</text:span><text:span text:style-name="T37"> - </text:span><text:span text:style-name="T43">$faq_data</text:span><text:span text:style-name="T56"> premenn</text:span><text:span text:style-name="T37">á je </text:span><text:span text:style-name="T38">jSON objekt</text:span><text:span text:style-name="T37"> </text:span><text:span text:style-name="T38">vyžiadan</text:span><text:span text:style-name="T39">ej FAQ položky</text:span><text:span text:style-name="T38">, <text:s/></text:span><text:span text:style-name="T43">FRM_BOOTSTRAP_4 –</text:span><text:span text:style-name="T37"> </text:span><text:span text:style-name="T38">je hodnota reprezentujúca template v ktorom chceme </text:span><text:span text:style-name="T39">FAQ položku </text:span><text:span text:style-name="T38">vygenerovať. </text:span><text:span text:style-name="T45">G</text:span><text:span text:style-name="T44">enerateFaq</text:span><text:span text:style-name="T55">() </text:span><text:span text:style-name="T57">vracia html k</text:span><text:span text:style-name="T38">ód </text:span><text:span text:style-name="T39">FAQ položky</text:span><text:span text:style-name="T38">.</text:span></text:p>
      <text:p text:style-name="P14"/>
      <text:p text:style-name="P14"/>
      <text:p text:style-name="P34"><text:soft-page-break/><text:span text:style-name="T65">G</text:span><text:span text:style-name="T66">enerovanie všetkých aktivovaných FAQ položiek spolu s kategóriami</text:span></text:p>
      <text:p text:style-name="P34"><text:span text:style-name="T66"/></text:p>
      <text:p text:style-name="P27">Na tento účel používame funkciu <text:span text:style-name="T30">x_api::getOSTFaqsData() </text:span><text:span text:style-name="T31">ktor</text:span><text:span text:style-name="T59">á vracia jSON objekt so všetkými aktivovanými FAQ položkami spolu s kategóriami spolu s hierarchiou</text:span><text:span text:style-name="T31">.</text:span></text:p>
      <text:p text:style-name="P27"><text:span text:style-name="T31"/></text:p>
      <text:p text:style-name="P27"><text:span text:style-name="T31">Príklad:</text:span></text:p>
      <text:p text:style-name="P23">require_once("private/api-conf.php");</text:p>
      <text:p text:style-name="P23">require_once("class/x_api.php");</text:p>
      <text:p text:style-name="P23">$api = new <text:span text:style-name="T14">x_api(</text:span>X_API_S_KEY, X_API_APP_ID, X_API_URL);</text:p>
      <text:p text:style-name="P23">$faqs_data = $api-&gt;getOSTFaqsData();</text:p>
      <text:p text:style-name="P23">$faqs = $api-&gt;generateFaqsCategory($faqs_data, FRM_BOOTSTRAP_4, <text:span text:style-name="T12">$api_faq_url</text:span>);</text:p>
      <text:p text:style-name="P23">echo $faqs;</text:p>
      <text:p text:style-name="P41"/>
      <text:p text:style-name="P36"><text:span text:style-name="T23">x_api</text:span><text:span text:style-name="T18">::getOSTFaqsData</text:span><text:span text:style-name="T23">() <text:s/></text:span><text:span text:style-name="T32">- <text:s/></text:span><text:span text:style-name="T36">vyžiadanie jSON objektu so všetkými aktivovanými FAQ položkami</text:span><text:span text:style-name="T33">. </text:span></text:p>
      <text:p text:style-name="P39"><text:span text:style-name="T27">x_api</text:span><text:span text:style-name="T22">::generateFaqsCategory</text:span><text:span text:style-name="T27">($faq_data, FRM_BOOTSTRAP_4, $api_faq_url)</text:span><text:span text:style-name="T37"> - </text:span><text:span text:style-name="T43">$faq_data</text:span><text:span text:style-name="T56"> premenn</text:span><text:span text:style-name="T37">á je </text:span><text:span text:style-name="T38">jSON objekt </text:span><text:span text:style-name="T40">so všetkými aktiovanými FAQ položkami</text:span><text:span text:style-name="T38">, <text:s/></text:span><text:span text:style-name="T43">FRM_BOOTSTRAP_4 –</text:span><text:span text:style-name="T37"> </text:span><text:span text:style-name="T38">je hodnota reprezentujúca template v ktorom chceme </text:span><text:span text:style-name="T39">FAQ položk</text:span><text:span text:style-name="T40">y a kategórie</text:span><text:span text:style-name="T39"> </text:span><text:span text:style-name="T38">vygenerovať, </text:span><text:span text:style-name="T44">$api_faq_url – </text:span><text:span text:style-name="T40">je url adresa na ktorej sa budú generovať detaily konrkétnej FAQ položky (umožňuje nám to generovať detaily FAQ položiek vo virtuálnych adresároch za pomoci .htaccess konfigurácie. FRM_BOOTSTRAP_4 template napríklad generuje pre detail FAQ položky url adresu z hodnoty </text:span><text:span text:style-name="T58">$api_faq_url premennej za ktor</text:span><text:span text:style-name="T40">ú pripojí ID FAQ položky, napr. $api_faq_url + ‚/‘ </text:span><text:span text:style-name="T58">+ $faq_id + ‘.html’</text:span><text:span text:style-name="T40">)</text:span><text:span text:style-name="T38">. </text:span><text:span text:style-name="T46">G</text:span><text:span text:style-name="T44">enerateFaqsCategory</text:span><text:span text:style-name="T55">() </text:span><text:span text:style-name="T57">vracia html k</text:span><text:span text:style-name="T38">ód</text:span><text:span text:style-name="T57"> </text:span><text:span text:style-name="T58">so v</text:span><text:span text:style-name="T40">šetkými kategóriami a aktivovanými</text:span><text:span text:style-name="T57"> </text:span><text:span text:style-name="T39">FAQ položk</text:span><text:span text:style-name="T40">ami</text:span><text:span text:style-name="T38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4d56c5"/>
    </style:style>
    <style:style style:name="MT3" style:family="text">
      <style:text-properties officeooo:rsid="002de6d4"/>
    </style:style>
    <style:style style:name="MT4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Generovanie osTicket obsahu pomocou API</text:span><text:tab/><text:tab/><text:span text:style-name="MT3">osTicket</text:span></text:p>
      </style:header>
      <style:footer>
        <text:p text:style-name="Footer"><text:tab/><text:tab/><text:span text:style-name="MT4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70</meta:editing-cycles>
    <meta:print-date>2019-04-19T19:40:00</meta:print-date>
    <meta:creation-date>2018-12-08T08:18:00</meta:creation-date>
    <dc:date>2019-10-29T08:49:40.574000000</dc:date>
    <meta:editing-duration>P5DT3H43M23S</meta:editing-duration>
    <meta:generator>LibreOffice/6.2.5.2$Windows_x86 LibreOffice_project/1ec314fa52f458adc18c4f025c545a4e8b22c159</meta:generator>
    <meta:document-statistic meta:table-count="0" meta:image-count="0" meta:object-count="0" meta:page-count="4" meta:paragraph-count="50" meta:word-count="547" meta:character-count="4637" meta:non-whitespace-character-count="4121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